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76d296">
      <style:text-properties style:text-underline-style="none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  <style:style style:family="text" style:name="a03263b" style:parent-style-name="a30d27d">
      <style:text-properties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P11"><text:a xlink:href="http://www.eins.de" xlink:type="simple"><text:span text:style-name="ab92148">Kapitel</text:span></text:a><text:a xlink:href="http://www.zwei.de" xlink:type="simple"><text:span text:style-name="ab92148">10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8-04-06T23:27:28</dc:date>
    <meta:print-date>2010-04-29T10:51:00</meta:print-date>
    <meta:editing-cycles>11</meta:editing-cycles>
    <meta:editing-duration>PT0.062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